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P2" style:family="paragraph" style:parent-style-name="Heading_20_2">
      <style:paragraph-properties fo:text-align="start" style:justify-single-word="false"/>
      <style:text-properties style:font-name="DejaVu Sans" fo:font-size="16pt" fo:font-weight="normal" officeooo:rsid="000f4352" officeooo:paragraph-rsid="000f4352" style:font-size-asian="16pt" style:font-weight-asian="normal" style:font-size-complex="16pt" style:font-weight-complex="normal"/>
    </style:style>
    <style:style style:name="P3" style:family="paragraph" style:parent-style-name="Heading_20_2">
      <style:text-properties style:font-name="DejaVu Sans" fo:font-size="20pt" officeooo:rsid="01df9e60" officeooo:paragraph-rsid="01e53d89" style:font-size-asian="20pt" style:font-size-complex="20pt"/>
    </style:style>
    <style:style style:name="P4" style:family="paragraph" style:parent-style-name="Heading_20_2">
      <style:text-properties style:font-name="DejaVu Sans" fo:font-size="20pt" fo:font-weight="normal" officeooo:rsid="01df9e60" officeooo:paragraph-rsid="01ec95cc" style:font-size-asian="20pt" style:font-weight-asian="normal" style:font-size-complex="20pt" style:font-weight-complex="normal"/>
    </style:style>
    <style:style style:name="P5" style:family="paragraph" style:parent-style-name="Heading_20_2">
      <style:paragraph-properties>
        <style:tab-stops>
          <style:tab-stop style:position="4.389cm"/>
        </style:tab-stops>
      </style:paragraph-properties>
      <style:text-properties style:font-name="DejaVu Sans" fo:font-size="20pt" fo:language="fr" fo:country="FR" style:text-underline-style="none" fo:font-weight="bold" officeooo:paragraph-rsid="0213c8e0" style:font-name-asian="Noto Serif CJK SC" style:font-size-asian="20pt" style:font-weight-asian="bold" style:font-name-complex="Lohit Devanagari" style:font-size-complex="20pt" style:font-weight-complex="bold"/>
    </style:style>
    <style:style style:name="P6" style:family="paragraph" style:parent-style-name="Heading_20_2">
      <style:text-properties fo:font-size="20pt" style:font-size-asian="20pt" style:font-size-complex="20pt"/>
    </style:style>
    <style:style style:name="P7" style:family="paragraph" style:parent-style-name="Heading_20_2">
      <style:paragraph-properties>
        <style:tab-stops>
          <style:tab-stop style:position="4.389cm"/>
        </style:tab-stops>
      </style:paragraph-properties>
      <style:text-properties officeooo:paragraph-rsid="020fd364"/>
    </style:style>
    <style:style style:name="P8" style:family="paragraph" style:parent-style-name="Heading_20_2">
      <style:paragraph-properties>
        <style:tab-stops>
          <style:tab-stop style:position="4.389cm"/>
        </style:tab-stops>
      </style:paragraph-properties>
      <style:text-properties officeooo:paragraph-rsid="0213c101"/>
    </style:style>
    <style:style style:name="P9" style:family="paragraph" style:parent-style-name="Heading_20_2">
      <style:paragraph-properties>
        <style:tab-stops>
          <style:tab-stop style:position="4.389cm"/>
        </style:tab-stops>
      </style:paragraph-properties>
      <style:text-properties officeooo:paragraph-rsid="02249471"/>
    </style:style>
    <style:style style:name="P10" style:family="paragraph" style:parent-style-name="Standard">
      <style:paragraph-properties fo:text-align="start" style:justify-single-word="false"/>
      <style:text-properties style:font-name="DejaVu Sans" fo:font-size="16pt" fo:font-weight="normal" officeooo:rsid="000f4352" officeooo:paragraph-rsid="000f4352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" fo:font-size="14pt" fo:language="fr" fo:country="FR" style:text-underline-style="none" fo:font-weight="normal" officeooo:rsid="00fc82d5" officeooo:paragraph-rsid="008ab65c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DejaVu Sans" fo:font-size="14pt" fo:language="fr" fo:country="FR" style:text-underline-style="none" fo:font-weight="normal" officeooo:rsid="01df9e60" officeooo:paragraph-rsid="01df9e60" style:font-size-asian="12.25pt" style:font-weight-asian="normal" style:font-size-complex="14pt" style:font-weight-complex="normal"/>
    </style:style>
    <style:style style:name="P13" style:family="paragraph" style:parent-style-name="Standard">
      <style:text-properties style:font-name="DejaVu Sans" fo:font-size="14pt" fo:language="fr" fo:country="FR" style:text-underline-style="none" fo:font-weight="normal" officeooo:rsid="01df9e60" officeooo:paragraph-rsid="01e005c8" style:font-size-asian="12.25pt" style:font-weight-asian="normal" style:font-size-complex="14pt" style:font-weight-complex="normal"/>
    </style:style>
    <style:style style:name="P14" style:family="paragraph" style:parent-style-name="Standard">
      <style:text-properties style:font-name="DejaVu Sans" fo:font-size="14pt" fo:language="fr" fo:country="FR" style:text-underline-style="none" fo:font-weight="normal" officeooo:rsid="01e492a4" officeooo:paragraph-rsid="01e492a4" style:font-size-asian="12.25pt" style:font-weight-asian="normal" style:font-size-complex="14pt" style:font-weight-complex="normal"/>
    </style:style>
    <style:style style:name="P15" style:family="paragraph" style:parent-style-name="Standard">
      <style:text-properties style:font-name="DejaVu Sans" fo:font-size="14pt" officeooo:rsid="01df9e60" officeooo:paragraph-rsid="01df9e60" style:font-size-asian="12.25pt" style:font-size-complex="14pt"/>
    </style:style>
    <style:style style:name="P16" style:family="paragraph" style:parent-style-name="Standard">
      <style:text-properties style:font-name="DejaVu Sans" fo:font-size="14pt" officeooo:rsid="01df9e60" officeooo:paragraph-rsid="01e005c8" style:font-size-asian="12.25pt" style:font-size-complex="14pt"/>
    </style:style>
    <style:style style:name="P17" style:family="paragraph" style:parent-style-name="Standard">
      <style:text-properties style:font-name="DejaVu Sans" fo:font-size="14pt" officeooo:rsid="01e005c8" officeooo:paragraph-rsid="01e005c8" style:font-size-asian="12.25pt" style:font-size-complex="14pt"/>
    </style:style>
    <style:style style:name="P18" style:family="paragraph" style:parent-style-name="Standard">
      <style:text-properties style:font-name="DejaVu Sans" fo:font-size="14pt" officeooo:rsid="01e1e893" officeooo:paragraph-rsid="01e1e893" style:font-size-asian="12.25pt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DejaVu Sans" fo:font-size="18pt" fo:font-weight="normal" style:font-size-asian="15.75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/>
      <style:text-properties officeooo:paragraph-rsid="00ef53a0"/>
    </style:style>
    <style:style style:name="P22" style:family="paragraph" style:parent-style-name="Standard">
      <style:paragraph-properties fo:text-align="center" style:justify-single-word="false"/>
      <style:text-properties style:font-name="sans-serif" fo:font-size="19.5pt" fo:font-style="italic" officeooo:rsid="01a0792d" officeooo:paragraph-rsid="000f4352" style:font-size-asian="36pt" style:font-style-asian="italic" style:font-size-complex="36pt" style:font-style-complex="italic"/>
    </style:style>
    <style:style style:name="P23" style:family="paragraph" style:parent-style-name="Standard">
      <style:text-properties officeooo:paragraph-rsid="01df9e60"/>
    </style:style>
    <style:style style:name="P24" style:family="paragraph" style:parent-style-name="Text_20_body">
      <style:paragraph-properties fo:text-align="center" style:justify-single-word="false"/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P25" style:family="paragraph" style:parent-style-name="Text_20_body">
      <style:paragraph-properties fo:text-align="center" style:justify-single-word="false"/>
      <style:text-properties style:font-name="DejaVu Sans" fo:font-size="22pt" fo:font-weight="normal" officeooo:paragraph-rsid="000f4352" style:font-size-asian="22pt" style:font-weight-asian="normal" style:font-size-complex="22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DejaVu Sans" fo:font-size="16pt" fo:font-weight="normal" officeooo:rsid="000f4352" officeooo:paragraph-rsid="000f4352" style:font-size-asian="16pt" style:font-weight-asian="normal" style:font-size-complex="16pt" style:font-weight-complex="normal"/>
    </style:style>
    <style:style style:name="P27" style:family="paragraph" style:parent-style-name="Text_20_body">
      <style:paragraph-properties fo:text-align="center" style:justify-single-word="false"/>
      <style:text-properties style:font-name="DejaVu Sans" fo:font-size="32pt" fo:font-weight="bold" officeooo:rsid="000f4352" officeooo:paragraph-rsid="000f4352" style:font-size-asian="32pt" style:font-weight-asian="bold" style:font-size-complex="32pt" style:font-weight-complex="bold"/>
    </style:style>
    <style:style style:name="P28" style:family="paragraph" style:parent-style-name="Text_20_body">
      <style:paragraph-properties fo:text-align="center" style:justify-single-word="false"/>
      <style:text-properties style:font-name="DejaVu Sans" fo:font-size="36pt" officeooo:paragraph-rsid="000f4352" style:font-size-asian="36pt" style:font-size-complex="36pt"/>
    </style:style>
    <style:style style:name="P29" style:family="paragraph" style:parent-style-name="Text_20_body">
      <style:text-properties style:font-name="DejaVu Sans" fo:font-size="14pt" fo:font-weight="normal" officeooo:rsid="01e89fbf" officeooo:paragraph-rsid="01e89fbf" style:font-size-asian="12.25pt" style:font-weight-asian="normal" style:font-size-complex="14pt" style:font-weight-complex="normal"/>
    </style:style>
    <style:style style:name="P30" style:family="paragraph" style:parent-style-name="Text_20_body">
      <style:text-properties style:font-name="DejaVu Sans" fo:font-size="14pt" fo:font-weight="normal" officeooo:rsid="01e89fbf" officeooo:paragraph-rsid="01ec0486" style:font-size-asian="12.25pt" style:font-weight-asian="normal" style:font-size-complex="14pt" style:font-weight-complex="normal"/>
    </style:style>
    <style:style style:name="P31" style:family="paragraph" style:parent-style-name="Text_20_body">
      <style:text-properties style:font-name="DejaVu Sans" fo:font-size="14pt" fo:font-weight="normal" officeooo:rsid="01e89fbf" officeooo:paragraph-rsid="01ec78d1" style:font-size-asian="12.25pt" style:font-weight-asian="normal" style:font-size-complex="14pt" style:font-weight-complex="normal"/>
    </style:style>
    <style:style style:name="P32" style:family="paragraph" style:parent-style-name="Text_20_body">
      <style:text-properties style:font-name="DejaVu Sans" fo:font-size="14pt" fo:font-weight="normal" officeooo:rsid="01df9e60" officeooo:paragraph-rsid="01ec95cc" style:font-size-asian="12.25pt" style:font-weight-asian="normal" style:font-size-complex="14pt" style:font-weight-complex="normal"/>
    </style:style>
    <style:style style:name="P33" style:family="paragraph" style:parent-style-name="Text_20_body">
      <style:text-properties style:font-name="DejaVu Sans" fo:font-size="14pt" fo:font-weight="normal" officeooo:rsid="01df9e60" officeooo:paragraph-rsid="02108447" style:font-size-asian="12.25pt" style:font-weight-asian="normal" style:font-size-complex="14pt" style:font-weight-complex="normal"/>
    </style:style>
    <style:style style:name="P34" style:family="paragraph" style:parent-style-name="Text_20_body">
      <style:text-properties style:font-name="DejaVu Sans" fo:font-size="14pt" fo:font-weight="normal" officeooo:rsid="01ec95cc" officeooo:paragraph-rsid="01ec95cc" style:font-size-asian="12.25pt" style:font-weight-asian="normal" style:font-size-complex="14pt" style:font-weight-complex="normal"/>
    </style:style>
    <style:style style:name="P35" style:family="paragraph" style:parent-style-name="Text_20_body">
      <style:text-properties style:font-name="DejaVu Sans" fo:font-size="14pt" fo:language="fr" fo:country="FR" style:text-underline-style="none" fo:font-weight="bold" officeooo:rsid="00fc82d5" officeooo:paragraph-rsid="01e53d89" style:font-size-asian="12.25pt" style:font-weight-asian="bold" style:font-size-complex="14pt" style:font-weight-complex="bold"/>
    </style:style>
    <style:style style:name="P36" style:family="paragraph" style:parent-style-name="Text_20_body">
      <style:text-properties style:font-name="DejaVu Sans" fo:font-size="14pt" fo:language="fr" fo:country="FR" style:text-underline-style="none" fo:font-weight="normal" officeooo:rsid="01e98805" officeooo:paragraph-rsid="01e89fbf" style:font-size-asian="12.25pt" style:font-weight-asian="normal" style:font-size-complex="14pt" style:font-weight-complex="normal"/>
    </style:style>
    <style:style style:name="P37" style:family="paragraph" style:parent-style-name="Text_20_body">
      <style:text-properties style:font-name="DejaVu Sans" fo:font-size="14pt" fo:language="fr" fo:country="FR" style:text-underline-style="none" fo:font-weight="normal" officeooo:rsid="01e98805" officeooo:paragraph-rsid="01ebda63" style:font-size-asian="12.25pt" style:font-weight-asian="normal" style:font-size-complex="14pt" style:font-weight-complex="normal"/>
    </style:style>
    <style:style style:name="P38" style:family="paragraph" style:parent-style-name="Text_20_body">
      <style:text-properties style:font-name="DejaVu Sans" fo:font-size="14pt" fo:language="fr" fo:country="FR" style:text-underline-style="none" fo:font-weight="normal" officeooo:rsid="01ec0486" officeooo:paragraph-rsid="01ec0486" style:font-size-asian="12.25pt" style:font-weight-asian="normal" style:font-size-complex="14pt" style:font-weight-complex="normal"/>
    </style:style>
    <style:style style:name="P39" style:family="paragraph" style:parent-style-name="Text_20_body">
      <style:text-properties style:font-name="DejaVu Sans" fo:font-size="14pt" fo:language="fr" fo:country="FR" style:text-underline-style="none" fo:font-weight="normal" officeooo:rsid="01ec0486" officeooo:paragraph-rsid="02003e2d" style:font-size-asian="12.25pt" style:font-weight-asian="normal" style:font-size-complex="14pt" style:font-weight-complex="normal"/>
    </style:style>
    <style:style style:name="P40" style:family="paragraph" style:parent-style-name="Text_20_body">
      <style:text-properties style:font-name="DejaVu Sans" fo:font-size="14pt" fo:language="fr" fo:country="FR" style:text-underline-style="none" fo:font-weight="normal" officeooo:rsid="01ec95cc" officeooo:paragraph-rsid="01ec95cc" style:font-size-asian="12.25pt" style:font-weight-asian="normal" style:font-size-complex="14pt" style:font-weight-complex="normal"/>
    </style:style>
    <style:style style:name="P41" style:family="paragraph" style:parent-style-name="Text_20_body">
      <style:text-properties style:font-name="DejaVu Sans" fo:font-size="14pt" fo:language="fr" fo:country="FR" style:text-underline-style="none" fo:font-weight="normal" officeooo:paragraph-rsid="020335e3" style:font-size-asian="12.25pt" style:font-weight-asian="normal" style:font-size-complex="14pt" style:font-weight-complex="normal"/>
    </style:style>
    <style:style style:name="P42" style:family="paragraph" style:parent-style-name="Text_20_body">
      <style:paragraph-properties>
        <style:tab-stops>
          <style:tab-stop style:position="4.389cm"/>
        </style:tab-stops>
      </style:paragraph-properties>
      <style:text-properties style:font-name="DejaVu Sans" fo:font-size="14pt" fo:language="fr" fo:country="FR" style:text-underline-style="none" fo:font-weight="normal" officeooo:rsid="0207c3d0" officeooo:paragraph-rsid="0207c3d0" style:font-size-asian="12.25pt" style:font-weight-asian="normal" style:font-size-complex="14pt" style:font-weight-complex="normal"/>
    </style:style>
    <style:style style:name="P43" style:family="paragraph" style:parent-style-name="Text_20_body">
      <style:paragraph-properties>
        <style:tab-stops>
          <style:tab-stop style:position="4.389cm"/>
        </style:tab-stops>
      </style:paragraph-properties>
      <style:text-properties style:font-name="DejaVu Sans" fo:font-size="14pt" fo:language="fr" fo:country="FR" style:text-underline-style="none" fo:font-weight="normal" officeooo:rsid="0207c3d0" officeooo:paragraph-rsid="020ad8a0" style:font-size-asian="12.25pt" style:font-weight-asian="normal" style:font-size-complex="14pt" style:font-weight-complex="normal"/>
    </style:style>
    <style:style style:name="P44" style:family="paragraph" style:parent-style-name="Text_20_body">
      <style:paragraph-properties>
        <style:tab-stops>
          <style:tab-stop style:position="4.389cm"/>
        </style:tab-stops>
      </style:paragraph-properties>
      <style:text-properties style:font-name="DejaVu Sans" fo:font-size="14pt" fo:language="fr" fo:country="FR" style:text-underline-style="none" fo:font-weight="normal" officeooo:rsid="020b372b" officeooo:paragraph-rsid="020ad8a0" style:font-size-asian="12.25pt" style:font-weight-asian="normal" style:font-size-complex="14pt" style:font-weight-complex="normal"/>
    </style:style>
    <style:style style:name="P45" style:family="paragraph" style:parent-style-name="Text_20_body">
      <style:paragraph-properties>
        <style:tab-stops>
          <style:tab-stop style:position="4.389cm"/>
        </style:tab-stops>
      </style:paragraph-properties>
      <style:text-properties style:font-name="DejaVu Sans" fo:font-size="14pt" fo:language="fr" fo:country="FR" style:text-underline-style="none" fo:font-weight="normal" officeooo:rsid="020def6c" officeooo:paragraph-rsid="020c44ea" style:font-size-asian="12.25pt" style:font-weight-asian="normal" style:font-size-complex="14pt" style:font-weight-complex="normal"/>
    </style:style>
    <style:style style:name="P46" style:family="paragraph" style:parent-style-name="Text_20_body">
      <style:paragraph-properties>
        <style:tab-stops>
          <style:tab-stop style:position="4.389cm"/>
        </style:tab-stops>
      </style:paragraph-properties>
      <style:text-properties style:font-name="DejaVu Sans" fo:font-size="14pt" fo:language="fr" fo:country="FR" style:text-underline-style="none" fo:font-weight="normal" officeooo:paragraph-rsid="021f6e93" style:font-name-asian="Noto Serif CJK SC" style:font-size-asian="12.25pt" style:font-weight-asian="normal" style:font-name-complex="Lohit Devanagari" style:font-size-complex="14pt" style:font-weight-complex="normal"/>
    </style:style>
    <style:style style:name="P47" style:family="paragraph" style:parent-style-name="Text_20_body">
      <style:paragraph-properties>
        <style:tab-stops>
          <style:tab-stop style:position="4.389cm"/>
        </style:tab-stops>
      </style:paragraph-properties>
      <style:text-properties style:font-name="DejaVu Sans" fo:font-size="14pt" fo:font-weight="bold" officeooo:rsid="01ec95cc" officeooo:paragraph-rsid="0213c101" style:font-size-asian="14pt" style:font-weight-asian="bold" style:font-size-complex="14pt" style:font-weight-complex="bold"/>
    </style:style>
    <style:style style:name="P48" style:family="paragraph" style:parent-style-name="Text_20_body">
      <style:paragraph-properties>
        <style:tab-stops>
          <style:tab-stop style:position="4.389cm"/>
        </style:tab-stops>
      </style:paragraph-properties>
      <style:text-properties style:font-name="DejaVu Sans" fo:font-size="20pt" fo:language="fr" fo:country="FR" style:text-underline-style="none" fo:font-weight="bold" officeooo:paragraph-rsid="0213c8e0" style:font-name-asian="Noto Serif CJK SC" style:font-size-asian="20pt" style:font-weight-asian="bold" style:font-name-complex="Lohit Devanagari" style:font-size-complex="20pt" style:font-weight-complex="bold"/>
    </style:style>
    <style:style style:name="P49" style:family="paragraph" style:parent-style-name="Text_20_body">
      <style:text-properties officeooo:paragraph-rsid="01ec0486"/>
    </style:style>
    <style:style style:name="P50" style:family="paragraph" style:parent-style-name="Text_20_body">
      <style:text-properties officeooo:paragraph-rsid="01f3504e"/>
    </style:style>
    <style:style style:name="P51" style:family="paragraph" style:parent-style-name="Text_20_body">
      <style:text-properties officeooo:paragraph-rsid="020335e3"/>
    </style:style>
    <style:style style:name="P52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07c3d0"/>
    </style:style>
    <style:style style:name="P53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3c101"/>
    </style:style>
    <style:style style:name="P54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5390f"/>
    </style:style>
    <style:style style:name="P55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65fcd"/>
    </style:style>
    <style:style style:name="P56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adc80"/>
    </style:style>
    <style:style style:name="P57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d54b3"/>
    </style:style>
    <style:style style:name="P58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e6268"/>
    </style:style>
    <style:style style:name="P59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f5e0a"/>
    </style:style>
    <style:style style:name="P60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f6e93"/>
    </style:style>
    <style:style style:name="P61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216c9a"/>
    </style:style>
    <style:style style:name="P62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22a426"/>
    </style:style>
    <style:style style:name="P63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249471"/>
    </style:style>
    <style:style style:name="P64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25d133"/>
    </style:style>
    <style:style style:name="P65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25def0"/>
    </style:style>
    <style:style style:name="P66" style:family="paragraph" style:parent-style-name="Text_20_body">
      <style:paragraph-properties>
        <style:tab-stops>
          <style:tab-stop style:position="4.389cm"/>
        </style:tab-stops>
      </style:paragraph-properties>
      <style:text-properties fo:font-weight="bold" officeooo:paragraph-rsid="020ad8a0" style:font-weight-asian="bold" style:font-weight-complex="bold"/>
    </style:style>
    <style:style style:name="P67" style:family="paragraph" style:parent-style-name="Text_20_body">
      <style:paragraph-properties>
        <style:tab-stops>
          <style:tab-stop style:position="4.389cm"/>
        </style:tab-stops>
      </style:paragraph-properties>
      <style:text-properties fo:font-weight="bold" officeooo:paragraph-rsid="020c44ea" style:font-weight-asian="bold" style:font-weight-complex="bold"/>
    </style:style>
    <style:style style:name="P68" style:family="paragraph" style:parent-style-name="Text_20_body">
      <style:paragraph-properties>
        <style:tab-stops>
          <style:tab-stop style:position="4.389cm"/>
          <style:tab-stop style:position="15.004cm"/>
        </style:tab-stops>
      </style:paragraph-properties>
      <style:text-properties officeooo:paragraph-rsid="02181d1d"/>
    </style:style>
    <style:style style:name="P69" style:family="paragraph" style:parent-style-name="Text_20_body">
      <style:paragraph-properties>
        <style:tab-stops>
          <style:tab-stop style:position="4.389cm"/>
          <style:tab-stop style:position="15.004cm"/>
        </style:tab-stops>
      </style:paragraph-properties>
      <style:text-properties officeooo:paragraph-rsid="02187d89"/>
    </style:style>
    <style:style style:name="P70" style:family="paragraph" style:parent-style-name="Text_20_body">
      <style:paragraph-properties>
        <style:tab-stops>
          <style:tab-stop style:position="4.389cm"/>
          <style:tab-stop style:position="15.004cm"/>
        </style:tab-stops>
      </style:paragraph-properties>
      <style:text-properties officeooo:paragraph-rsid="02197794"/>
    </style:style>
    <style:style style:name="P71" style:family="paragraph" style:parent-style-name="Text_20_body">
      <style:paragraph-properties>
        <style:tab-stops>
          <style:tab-stop style:position="4.389cm"/>
          <style:tab-stop style:position="15.004cm"/>
        </style:tab-stops>
      </style:paragraph-properties>
      <style:text-properties officeooo:paragraph-rsid="0219cf3f"/>
    </style:style>
    <style:style style:name="P72" style:family="paragraph" style:parent-style-name="Text_20_body">
      <style:paragraph-properties>
        <style:tab-stops>
          <style:tab-stop style:position="4.389cm"/>
          <style:tab-stop style:position="15.004cm"/>
        </style:tab-stops>
      </style:paragraph-properties>
      <style:text-properties officeooo:paragraph-rsid="02275bb2"/>
    </style:style>
    <style:style style:name="P73" style:family="paragraph" style:parent-style-name="Heading_20_3">
      <style:paragraph-properties fo:text-align="center" style:justify-single-word="false"/>
      <style:text-properties style:font-name="DejaVu Sans" fo:font-size="32pt" fo:font-weight="bold" officeooo:rsid="000f4352" officeooo:paragraph-rsid="000f4352" style:font-size-asian="32pt" style:font-weight-asian="bold" style:font-size-complex="32pt" style:font-weight-complex="bold"/>
    </style:style>
    <style:style style:name="P74" style:family="paragraph" style:parent-style-name="Heading_20_3">
      <style:paragraph-properties fo:text-align="center" style:justify-single-word="false"/>
      <style:text-properties style:font-name="DejaVu Sans" fo:font-size="32pt" fo:font-weight="bold" officeooo:rsid="01dae4f4" officeooo:paragraph-rsid="01dae4f4" style:font-size-asian="32pt" style:font-weight-asian="bold" style:font-size-complex="32pt" style:font-weight-complex="bold"/>
    </style:style>
    <style:style style:name="P75" style:family="paragraph" style:parent-style-name="Text_20_body">
      <style:paragraph-properties fo:break-before="page">
        <style:tab-stops>
          <style:tab-stop style:position="4.389cm"/>
        </style:tab-stops>
      </style:paragraph-properties>
      <style:text-properties style:font-name="DejaVu Sans" fo:font-size="14pt" fo:font-weight="bold" officeooo:rsid="01ec95cc" officeooo:paragraph-rsid="0213c101" style:font-size-asian="14pt" style:font-weight-asian="bold" style:font-size-complex="14pt" style:font-weight-complex="bold"/>
    </style:style>
    <style:style style:name="P76" style:family="paragraph" style:parent-style-name="Text_20_body">
      <style:paragraph-properties fo:break-before="page">
        <style:tab-stops>
          <style:tab-stop style:position="4.389cm"/>
        </style:tab-stops>
      </style:paragraph-properties>
      <style:text-properties style:font-name="DejaVu Sans" fo:font-size="14pt" fo:font-weight="bold" officeooo:rsid="01ec95cc" officeooo:paragraph-rsid="02241c51" style:font-size-asian="14pt" style:font-weight-asian="bold" style:font-size-complex="14pt" style:font-weight-complex="bold"/>
    </style:style>
    <style:style style:name="P77" style:family="paragraph" style:parent-style-name="Heading_20_1">
      <style:paragraph-properties fo:break-before="page"/>
    </style:style>
    <style:style style:name="P78" style:family="paragraph" style:parent-style-name="Heading_20_2">
      <style:paragraph-properties>
        <style:tab-stops>
          <style:tab-stop style:position="4.389cm"/>
        </style:tab-stops>
      </style:paragraph-properties>
      <style:text-properties officeooo:paragraph-rsid="021f5e0a"/>
    </style:style>
    <style:style style:name="P79" style:family="paragraph" style:parent-style-name="Heading_20_2">
      <style:paragraph-properties>
        <style:tab-stops>
          <style:tab-stop style:position="4.389cm"/>
        </style:tab-stops>
      </style:paragraph-properties>
      <style:text-properties officeooo:paragraph-rsid="02303f13"/>
    </style:style>
    <style:style style:name="P80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22a426"/>
    </style:style>
    <style:style style:name="P81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2f865e"/>
    </style:style>
    <style:style style:name="P82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303f13"/>
    </style:style>
    <style:style style:name="P83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31134f"/>
    </style:style>
    <style:style style:name="P84" style:family="paragraph" style:parent-style-name="Text_20_body">
      <style:paragraph-properties>
        <style:tab-stops>
          <style:tab-stop style:position="4.389cm"/>
          <style:tab-stop style:position="15.004cm"/>
        </style:tab-stops>
      </style:paragraph-properties>
      <style:text-properties officeooo:paragraph-rsid="0226bc23"/>
    </style:style>
    <style:style style:name="T1" style:family="text">
      <style:text-properties style:font-name="DejaVu Sans" fo:font-size="14pt" fo:language="fr" fo:country="FR" style:text-underline-style="none" fo:font-weight="normal" style:font-size-asian="12.25pt" style:font-weight-asian="normal" style:font-size-complex="14pt" style:font-weight-complex="normal"/>
    </style:style>
    <style:style style:name="T2" style:family="text">
      <style:text-properties style:font-name="DejaVu Sans" fo:font-size="14pt" fo:language="fr" fo:country="FR" style:text-underline-style="none" fo:font-weight="normal" officeooo:rsid="01e005c8" style:font-size-asian="12.25pt" style:font-weight-asian="normal" style:font-size-complex="14pt" style:font-weight-complex="normal"/>
    </style:style>
    <style:style style:name="T3" style:family="text">
      <style:text-properties style:font-name="DejaVu Sans" fo:font-size="14pt" fo:language="fr" fo:country="FR" style:text-underline-style="none" fo:font-weight="normal" officeooo:rsid="01df9e60" style:font-size-asian="12.25pt" style:font-weight-asian="normal" style:font-size-complex="14pt" style:font-weight-complex="normal"/>
    </style:style>
    <style:style style:name="T4" style:family="text">
      <style:text-properties style:font-name="DejaVu Sans" fo:font-size="14pt" fo:language="fr" fo:country="FR" style:text-underline-style="none" fo:font-weight="normal" officeooo:rsid="01ee83b0" style:font-size-asian="12.25pt" style:font-weight-asian="normal" style:font-size-complex="14pt" style:font-weight-complex="normal"/>
    </style:style>
    <style:style style:name="T5" style:family="text">
      <style:text-properties style:font-name="DejaVu Sans" fo:font-size="14pt" fo:language="fr" fo:country="FR" style:text-underline-style="none" fo:font-weight="normal" officeooo:rsid="01f1413d" style:font-size-asian="12.25pt" style:font-weight-asian="normal" style:font-size-complex="14pt" style:font-weight-complex="normal"/>
    </style:style>
    <style:style style:name="T6" style:family="text">
      <style:text-properties style:font-name="DejaVu Sans" fo:font-size="14pt" fo:language="fr" fo:country="FR" style:text-underline-style="none" fo:font-weight="normal" officeooo:rsid="01f21c95" style:font-size-asian="12.25pt" style:font-weight-asian="normal" style:font-size-complex="14pt" style:font-weight-complex="normal"/>
    </style:style>
    <style:style style:name="T7" style:family="text">
      <style:text-properties style:font-name="DejaVu Sans" fo:font-size="14pt" fo:language="fr" fo:country="FR" style:text-underline-style="none" fo:font-weight="normal" officeooo:rsid="01f3504e" style:font-size-asian="12.25pt" style:font-weight-asian="normal" style:font-size-complex="14pt" style:font-weight-complex="normal"/>
    </style:style>
    <style:style style:name="T8" style:family="text">
      <style:text-properties style:font-name="DejaVu Sans" fo:font-size="14pt" fo:language="fr" fo:country="FR" style:text-underline-style="none" fo:font-weight="normal" officeooo:rsid="01ec0486" style:font-size-asian="12.25pt" style:font-weight-asian="normal" style:font-size-complex="14pt" style:font-weight-complex="normal"/>
    </style:style>
    <style:style style:name="T9" style:family="text">
      <style:text-properties style:font-name="DejaVu Sans" fo:font-size="14pt" fo:language="fr" fo:country="FR" style:text-underline-style="none" fo:font-weight="normal" officeooo:rsid="020335e3" style:font-size-asian="12.25pt" style:font-weight-asian="normal" style:font-size-complex="14pt" style:font-weight-complex="normal"/>
    </style:style>
    <style:style style:name="T10" style:family="text">
      <style:text-properties style:font-name="DejaVu Sans" fo:font-size="14pt" fo:language="fr" fo:country="FR" style:text-underline-style="none" fo:font-weight="normal" officeooo:rsid="01fecdf3" style:font-size-asian="12.25pt" style:font-weight-asian="normal" style:font-size-complex="14pt" style:font-weight-complex="normal"/>
    </style:style>
    <style:style style:name="T11" style:family="text">
      <style:text-properties style:font-name="DejaVu Sans" fo:font-size="14pt" fo:language="fr" fo:country="FR" style:text-underline-style="none" fo:font-weight="normal" officeooo:rsid="020502ff" style:font-size-asian="12.25pt" style:font-weight-asian="normal" style:font-size-complex="14pt" style:font-weight-complex="normal"/>
    </style:style>
    <style:style style:name="T12" style:family="text">
      <style:text-properties style:font-name="DejaVu Sans" fo:font-size="14pt" fo:language="fr" fo:country="FR" style:text-underline-style="none" fo:font-weight="normal" officeooo:rsid="02003e2d" style:font-size-asian="12.25pt" style:font-weight-asian="normal" style:font-size-complex="14pt" style:font-weight-complex="normal"/>
    </style:style>
    <style:style style:name="T13" style:family="text">
      <style:text-properties style:font-name="DejaVu Sans" fo:font-size="14pt" fo:language="fr" fo:country="FR" style:text-underline-style="none" fo:font-weight="normal" officeooo:rsid="020664d3" style:font-size-asian="12.25pt" style:font-weight-asian="normal" style:font-size-complex="14pt" style:font-weight-complex="normal"/>
    </style:style>
    <style:style style:name="T14" style:family="text">
      <style:text-properties style:font-name="DejaVu Sans" fo:font-size="14pt" fo:language="fr" fo:country="FR" style:text-underline-style="none" fo:font-weight="normal" officeooo:rsid="020ad8a0" style:font-size-asian="12.25pt" style:font-weight-asian="normal" style:font-size-complex="14pt" style:font-weight-complex="normal"/>
    </style:style>
    <style:style style:name="T15" style:family="text">
      <style:text-properties style:font-name="DejaVu Sans" fo:font-size="14pt" fo:language="fr" fo:country="FR" style:text-underline-style="none" fo:font-weight="normal" officeooo:rsid="02036422" style:font-size-asian="12.25pt" style:font-weight-asian="normal" style:font-size-complex="14pt" style:font-weight-complex="normal"/>
    </style:style>
    <style:style style:name="T16" style:family="text">
      <style:text-properties style:font-name="DejaVu Sans" fo:font-size="14pt" fo:language="fr" fo:country="FR" style:text-underline-style="none" fo:font-weight="normal" officeooo:rsid="020b372b" style:font-size-asian="12.25pt" style:font-weight-asian="normal" style:font-size-complex="14pt" style:font-weight-complex="normal"/>
    </style:style>
    <style:style style:name="T17" style:family="text">
      <style:text-properties style:font-name="DejaVu Sans" fo:font-size="14pt" fo:language="fr" fo:country="FR" style:text-underline-style="none" fo:font-weight="normal" officeooo:rsid="020bca83" style:font-size-asian="12.25pt" style:font-weight-asian="normal" style:font-size-complex="14pt" style:font-weight-complex="normal"/>
    </style:style>
    <style:style style:name="T18" style:family="text">
      <style:text-properties style:font-name="DejaVu Sans" fo:font-size="14pt" fo:language="fr" fo:country="FR" style:text-underline-style="none" fo:font-weight="normal" officeooo:rsid="020def6c" style:font-size-asian="12.25pt" style:font-weight-asian="normal" style:font-size-complex="14pt" style:font-weight-complex="normal"/>
    </style:style>
    <style:style style:name="T19" style:family="text">
      <style:text-properties style:font-name="DejaVu Sans" fo:font-size="14pt" fo:language="fr" fo:country="FR" style:text-underline-style="none" fo:font-weight="normal" officeooo:rsid="0215390f" style:font-name-asian="Noto Serif CJK SC" style:font-size-asian="12.25pt" style:font-weight-asian="normal" style:font-name-complex="Lohit Devanagari" style:font-size-complex="14pt" style:font-weight-complex="normal"/>
    </style:style>
    <style:style style:name="T20" style:family="text">
      <style:text-properties style:font-name="DejaVu Sans" fo:font-size="14pt" fo:language="fr" fo:country="FR" style:text-underline-style="none" fo:font-weight="normal" officeooo:rsid="02165fcd" style:font-name-asian="Noto Serif CJK SC" style:font-size-asian="12.25pt" style:font-weight-asian="normal" style:font-name-complex="Lohit Devanagari" style:font-size-complex="14pt" style:font-weight-complex="normal"/>
    </style:style>
    <style:style style:name="T21" style:family="text">
      <style:text-properties style:font-name="DejaVu Sans" fo:font-size="14pt" fo:language="fr" fo:country="FR" style:text-underline-style="none" fo:font-weight="normal" officeooo:rsid="02181d1d" style:font-name-asian="Noto Serif CJK SC" style:font-size-asian="12.25pt" style:font-weight-asian="normal" style:font-name-complex="Lohit Devanagari" style:font-size-complex="14pt" style:font-weight-complex="normal"/>
    </style:style>
    <style:style style:name="T22" style:family="text">
      <style:text-properties style:font-name="DejaVu Sans" fo:font-size="14pt" fo:language="fr" fo:country="FR" style:text-underline-style="none" fo:font-weight="normal" officeooo:rsid="02187d89" style:font-name-asian="Noto Serif CJK SC" style:font-size-asian="12.25pt" style:font-weight-asian="normal" style:font-name-complex="Lohit Devanagari" style:font-size-complex="14pt" style:font-weight-complex="normal"/>
    </style:style>
    <style:style style:name="T23" style:family="text">
      <style:text-properties style:font-name="DejaVu Sans" fo:font-size="14pt" fo:language="fr" fo:country="FR" style:text-underline-style="none" fo:font-weight="normal" officeooo:rsid="02190b91" style:font-name-asian="Noto Serif CJK SC" style:font-size-asian="12.25pt" style:font-weight-asian="normal" style:font-name-complex="Lohit Devanagari" style:font-size-complex="14pt" style:font-weight-complex="normal"/>
    </style:style>
    <style:style style:name="T24" style:family="text">
      <style:text-properties style:font-name="DejaVu Sans" fo:font-size="14pt" fo:language="fr" fo:country="FR" style:text-underline-style="none" fo:font-weight="normal" officeooo:rsid="02197794" style:font-name-asian="Noto Serif CJK SC" style:font-size-asian="12.25pt" style:font-weight-asian="normal" style:font-name-complex="Lohit Devanagari" style:font-size-complex="14pt" style:font-weight-complex="normal"/>
    </style:style>
    <style:style style:name="T25" style:family="text">
      <style:text-properties style:font-name="DejaVu Sans" fo:font-size="14pt" fo:language="fr" fo:country="FR" style:text-underline-style="none" fo:font-weight="normal" officeooo:rsid="0219cf3f" style:font-name-asian="Noto Serif CJK SC" style:font-size-asian="12.25pt" style:font-weight-asian="normal" style:font-name-complex="Lohit Devanagari" style:font-size-complex="14pt" style:font-weight-complex="normal"/>
    </style:style>
    <style:style style:name="T26" style:family="text">
      <style:text-properties style:font-name="DejaVu Sans" fo:font-size="14pt" fo:language="fr" fo:country="FR" style:text-underline-style="none" fo:font-weight="normal" officeooo:rsid="021a0791" style:font-name-asian="Noto Serif CJK SC" style:font-size-asian="12.25pt" style:font-weight-asian="normal" style:font-name-complex="Lohit Devanagari" style:font-size-complex="14pt" style:font-weight-complex="normal"/>
    </style:style>
    <style:style style:name="T27" style:family="text">
      <style:text-properties style:font-name="DejaVu Sans" fo:font-size="14pt" fo:language="fr" fo:country="FR" style:text-underline-style="none" fo:font-weight="normal" officeooo:rsid="021adc80" style:font-name-asian="Noto Serif CJK SC" style:font-size-asian="12.25pt" style:font-weight-asian="normal" style:font-name-complex="Lohit Devanagari" style:font-size-complex="14pt" style:font-weight-complex="normal"/>
    </style:style>
    <style:style style:name="T28" style:family="text">
      <style:text-properties style:font-name="DejaVu Sans" fo:font-size="14pt" fo:language="fr" fo:country="FR" style:text-underline-style="none" fo:font-weight="normal" officeooo:rsid="021c7af9" style:font-name-asian="Noto Serif CJK SC" style:font-size-asian="12.25pt" style:font-weight-asian="normal" style:font-name-complex="Lohit Devanagari" style:font-size-complex="14pt" style:font-weight-complex="normal"/>
    </style:style>
    <style:style style:name="T29" style:family="text">
      <style:text-properties style:font-name="DejaVu Sans" fo:font-size="14pt" fo:language="fr" fo:country="FR" style:text-underline-style="none" fo:font-weight="normal" officeooo:rsid="021d54b3" style:font-name-asian="Noto Serif CJK SC" style:font-size-asian="12.25pt" style:font-weight-asian="normal" style:font-name-complex="Lohit Devanagari" style:font-size-complex="14pt" style:font-weight-complex="normal"/>
    </style:style>
    <style:style style:name="T30" style:family="text">
      <style:text-properties style:font-name="DejaVu Sans" fo:font-size="14pt" fo:language="fr" fo:country="FR" style:text-underline-style="none" fo:font-weight="normal" officeooo:rsid="021e6268" style:font-name-asian="Noto Serif CJK SC" style:font-size-asian="12.25pt" style:font-weight-asian="normal" style:font-name-complex="Lohit Devanagari" style:font-size-complex="14pt" style:font-weight-complex="normal"/>
    </style:style>
    <style:style style:name="T31" style:family="text">
      <style:text-properties style:font-name="DejaVu Sans" fo:font-size="14pt" fo:language="fr" fo:country="FR" style:text-underline-style="none" fo:font-weight="normal" officeooo:rsid="021f6e93" style:font-name-asian="Noto Serif CJK SC" style:font-size-asian="12.25pt" style:font-weight-asian="normal" style:font-name-complex="Lohit Devanagari" style:font-size-complex="14pt" style:font-weight-complex="normal"/>
    </style:style>
    <style:style style:name="T32" style:family="text">
      <style:text-properties style:font-name="DejaVu Sans" fo:font-size="14pt" fo:language="fr" fo:country="FR" style:text-underline-style="none" fo:font-weight="normal" officeooo:rsid="02216c9a" style:font-name-asian="Noto Serif CJK SC" style:font-size-asian="12.25pt" style:font-weight-asian="normal" style:font-name-complex="Lohit Devanagari" style:font-size-complex="14pt" style:font-weight-complex="normal"/>
    </style:style>
    <style:style style:name="T33" style:family="text">
      <style:text-properties style:font-name="DejaVu Sans" fo:font-size="14pt" fo:language="fr" fo:country="FR" style:text-underline-style="none" fo:font-weight="normal" officeooo:rsid="0222a426" style:font-name-asian="Noto Serif CJK SC" style:font-size-asian="12.25pt" style:font-weight-asian="normal" style:font-name-complex="Lohit Devanagari" style:font-size-complex="14pt" style:font-weight-complex="normal"/>
    </style:style>
    <style:style style:name="T34" style:family="text">
      <style:text-properties style:font-name="DejaVu Sans" fo:font-size="14pt" fo:language="fr" fo:country="FR" style:text-underline-style="none" fo:font-weight="normal" officeooo:rsid="02240b93" style:font-name-asian="Noto Serif CJK SC" style:font-size-asian="12.25pt" style:font-weight-asian="normal" style:font-name-complex="Lohit Devanagari" style:font-size-complex="14pt" style:font-weight-complex="normal"/>
    </style:style>
    <style:style style:name="T35" style:family="text">
      <style:text-properties style:font-name="DejaVu Sans" fo:font-size="14pt" fo:language="fr" fo:country="FR" style:text-underline-style="none" fo:font-weight="normal" officeooo:rsid="0225d133" style:font-name-asian="Noto Serif CJK SC" style:font-size-asian="12.25pt" style:font-weight-asian="normal" style:font-name-complex="Lohit Devanagari" style:font-size-complex="14pt" style:font-weight-complex="normal"/>
    </style:style>
    <style:style style:name="T36" style:family="text">
      <style:text-properties style:font-name="DejaVu Sans" fo:font-size="14pt" fo:language="fr" fo:country="FR" style:text-underline-style="none" fo:font-weight="normal" officeooo:rsid="02275bb2" style:font-name-asian="Noto Serif CJK SC" style:font-size-asian="12.25pt" style:font-weight-asian="normal" style:font-name-complex="Lohit Devanagari" style:font-size-complex="14pt" style:font-weight-complex="normal"/>
    </style:style>
    <style:style style:name="T37" style:family="text">
      <style:text-properties style:font-name="DejaVu Sans" fo:font-size="14pt" fo:language="fr" fo:country="FR" style:text-underline-style="none" fo:font-weight="normal" officeooo:rsid="0228c577" style:font-name-asian="Noto Serif CJK SC" style:font-size-asian="12.25pt" style:font-weight-asian="normal" style:font-name-complex="Lohit Devanagari" style:font-size-complex="14pt" style:font-weight-complex="normal"/>
    </style:style>
    <style:style style:name="T38" style:family="text">
      <style:text-properties style:font-name="DejaVu Sans" fo:font-size="14pt" fo:language="fr" fo:country="FR" style:text-underline-style="none" fo:font-weight="normal" officeooo:rsid="02293248" style:font-name-asian="Noto Serif CJK SC" style:font-size-asian="12.25pt" style:font-weight-asian="normal" style:font-name-complex="Lohit Devanagari" style:font-size-complex="14pt" style:font-weight-complex="normal"/>
    </style:style>
    <style:style style:name="T39" style:family="text">
      <style:text-properties style:font-name="DejaVu Sans" fo:font-size="14pt" fo:language="fr" fo:country="FR" style:text-underline-style="none" fo:font-weight="normal" officeooo:rsid="022c239c" style:font-name-asian="Noto Serif CJK SC" style:font-size-asian="12.25pt" style:font-weight-asian="normal" style:font-name-complex="Lohit Devanagari" style:font-size-complex="14pt" style:font-weight-complex="normal"/>
    </style:style>
    <style:style style:name="T40" style:family="text">
      <style:text-properties style:font-name="DejaVu Sans" fo:font-size="14pt" fo:language="fr" fo:country="FR" style:text-underline-style="none" fo:font-weight="normal" officeooo:rsid="0231134f" style:font-name-asian="Noto Serif CJK SC" style:font-size-asian="12.25pt" style:font-weight-asian="normal" style:font-name-complex="Lohit Devanagari" style:font-size-complex="14pt" style:font-weight-complex="normal"/>
    </style:style>
    <style:style style:name="T41" style:family="text">
      <style:text-properties style:font-name="DejaVu Sans" fo:font-size="14pt" fo:language="fr" fo:country="FR" style:text-underline-style="none" fo:font-weight="bold" officeooo:rsid="01ee83b0" style:font-size-asian="12.25pt" style:font-weight-asian="bold" style:font-size-complex="14pt" style:font-weight-complex="bold"/>
    </style:style>
    <style:style style:name="T42" style:family="text">
      <style:text-properties style:font-name="DejaVu Sans" fo:font-size="14pt" fo:language="fr" fo:country="FR" style:text-underline-style="none" fo:font-weight="bold" officeooo:rsid="01f3504e" style:font-size-asian="12.25pt" style:font-weight-asian="bold" style:font-size-complex="14pt" style:font-weight-complex="bold"/>
    </style:style>
    <style:style style:name="T43" style:family="text">
      <style:text-properties style:font-name="DejaVu Sans" fo:font-size="14pt" fo:language="fr" fo:country="FR" style:text-underline-style="none" fo:font-weight="bold" officeooo:rsid="02036422" style:font-size-asian="12.25pt" style:font-weight-asian="bold" style:font-size-complex="14pt" style:font-weight-complex="bold"/>
    </style:style>
    <style:style style:name="T44" style:family="text">
      <style:text-properties style:font-name="DejaVu Sans" fo:font-size="14pt" fo:language="fr" fo:country="FR" style:text-underline-style="none" fo:font-weight="bold" officeooo:rsid="0213c101" style:font-name-asian="Noto Serif CJK SC" style:font-size-asian="12.25pt" style:font-weight-asian="bold" style:font-name-complex="Lohit Devanagari" style:font-size-complex="14pt" style:font-weight-complex="bold"/>
    </style:style>
    <style:style style:name="T45" style:family="text">
      <style:text-properties style:font-name="DejaVu Sans" fo:font-size="14pt" fo:language="fr" fo:country="FR" style:text-underline-style="none" fo:font-weight="bold" officeooo:rsid="02165fcd" style:font-name-asian="Noto Serif CJK SC" style:font-size-asian="12.25pt" style:font-weight-asian="bold" style:font-name-complex="Lohit Devanagari" style:font-size-complex="14pt" style:font-weight-complex="bold"/>
    </style:style>
    <style:style style:name="T46" style:family="text">
      <style:text-properties style:font-name="DejaVu Sans" fo:font-size="14pt" fo:language="fr" fo:country="FR" style:text-underline-style="none" fo:font-weight="bold" officeooo:rsid="02181d1d" style:font-name-asian="Noto Serif CJK SC" style:font-size-asian="12.25pt" style:font-weight-asian="bold" style:font-name-complex="Lohit Devanagari" style:font-size-complex="14pt" style:font-weight-complex="bold"/>
    </style:style>
    <style:style style:name="T47" style:family="text">
      <style:text-properties style:font-name="DejaVu Sans" fo:font-size="14pt" fo:language="fr" fo:country="FR" style:text-underline-style="none" fo:font-weight="bold" officeooo:rsid="02187d89" style:font-name-asian="Noto Serif CJK SC" style:font-size-asian="12.25pt" style:font-weight-asian="bold" style:font-name-complex="Lohit Devanagari" style:font-size-complex="14pt" style:font-weight-complex="bold"/>
    </style:style>
    <style:style style:name="T48" style:family="text">
      <style:text-properties style:font-name="DejaVu Sans" fo:font-size="14pt" fo:language="fr" fo:country="FR" style:text-underline-style="none" fo:font-weight="bold" officeooo:rsid="02197794" style:font-name-asian="Noto Serif CJK SC" style:font-size-asian="12.25pt" style:font-weight-asian="bold" style:font-name-complex="Lohit Devanagari" style:font-size-complex="14pt" style:font-weight-complex="bold"/>
    </style:style>
    <style:style style:name="T49" style:family="text">
      <style:text-properties style:font-name="DejaVu Sans" fo:font-size="14pt" fo:language="fr" fo:country="FR" style:text-underline-style="none" fo:font-weight="bold" officeooo:rsid="0219cf3f" style:font-name-asian="Noto Serif CJK SC" style:font-size-asian="12.25pt" style:font-weight-asian="bold" style:font-name-complex="Lohit Devanagari" style:font-size-complex="14pt" style:font-weight-complex="bold"/>
    </style:style>
    <style:style style:name="T50" style:family="text">
      <style:text-properties style:font-name="DejaVu Sans" fo:font-size="14pt" fo:language="fr" fo:country="FR" style:text-underline-style="none" fo:font-weight="bold" officeooo:rsid="021f6e93" style:font-name-asian="Noto Serif CJK SC" style:font-size-asian="12.25pt" style:font-weight-asian="bold" style:font-name-complex="Lohit Devanagari" style:font-size-complex="14pt" style:font-weight-complex="bold"/>
    </style:style>
    <style:style style:name="T51" style:family="text">
      <style:text-properties style:font-name="DejaVu Sans" fo:font-size="14pt" fo:language="fr" fo:country="FR" style:text-underline-style="none" fo:font-weight="bold" officeooo:rsid="0222a426" style:font-name-asian="Noto Serif CJK SC" style:font-size-asian="12.25pt" style:font-weight-asian="bold" style:font-name-complex="Lohit Devanagari" style:font-size-complex="14pt" style:font-weight-complex="bold"/>
    </style:style>
    <style:style style:name="T52" style:family="text">
      <style:text-properties style:font-name="DejaVu Sans" fo:font-size="14pt" fo:language="fr" fo:country="FR" style:text-underline-style="none" fo:font-weight="bold" officeooo:rsid="02249471" style:font-name-asian="Noto Serif CJK SC" style:font-size-asian="12.25pt" style:font-weight-asian="bold" style:font-name-complex="Lohit Devanagari" style:font-size-complex="14pt" style:font-weight-complex="bold"/>
    </style:style>
    <style:style style:name="T53" style:family="text">
      <style:text-properties style:font-name="DejaVu Sans" fo:font-size="14pt" fo:language="fr" fo:country="FR" style:text-underline-style="none" fo:font-weight="bold" officeooo:rsid="0225def0" style:font-name-asian="Noto Serif CJK SC" style:font-size-asian="12.25pt" style:font-weight-asian="bold" style:font-name-complex="Lohit Devanagari" style:font-size-complex="14pt" style:font-weight-complex="bold"/>
    </style:style>
    <style:style style:name="T54" style:family="text">
      <style:text-properties style:font-name="DejaVu Sans" fo:font-size="14pt" fo:language="fr" fo:country="FR" style:text-underline-style="none" fo:font-weight="bold" officeooo:rsid="022c239c" style:font-name-asian="Noto Serif CJK SC" style:font-size-asian="12.25pt" style:font-weight-asian="bold" style:font-name-complex="Lohit Devanagari" style:font-size-complex="14pt" style:font-weight-complex="bold"/>
    </style:style>
    <style:style style:name="T55" style:family="text">
      <style:text-properties style:font-name="DejaVu Sans" fo:font-size="14pt" fo:language="fr" fo:country="FR" style:text-underline-style="none" officeooo:rsid="020ad8a0" style:font-size-asian="12.25pt" style:font-size-complex="14pt"/>
    </style:style>
    <style:style style:name="T56" style:family="text">
      <style:text-properties style:font-name="DejaVu Sans" fo:font-size="14pt" fo:language="fr" fo:country="FR" style:text-underline-style="none" officeooo:rsid="02036422" style:font-size-asian="12.25pt" style:font-size-complex="14pt"/>
    </style:style>
    <style:style style:name="T57" style:family="text">
      <style:text-properties style:font-name="DejaVu Sans" fo:font-size="14pt" fo:language="fr" fo:country="FR" style:text-underline-style="none" officeooo:rsid="020c44ea" style:font-size-asian="12.25pt" style:font-size-complex="14pt"/>
    </style:style>
    <style:style style:name="T58" style:family="text">
      <style:text-properties style:font-name="DejaVu Sans" fo:font-size="16pt" fo:font-weight="normal" officeooo:rsid="00ef53a0" style:font-size-asian="16pt" style:font-weight-asian="normal" style:font-size-complex="16pt" style:font-weight-complex="normal"/>
    </style:style>
    <style:style style:name="T59" style:family="text">
      <style:text-properties style:font-name="DejaVu Sans" fo:font-size="16pt" fo:font-weight="normal" officeooo:rsid="00fcd06e" style:font-size-asian="16pt" style:font-weight-asian="normal" style:font-size-complex="16pt" style:font-weight-complex="normal"/>
    </style:style>
    <style:style style:name="T60" style:family="text">
      <style:text-properties style:font-name="DejaVu Sans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61" style:family="text">
      <style:text-properties style:font-name="DejaVu Sans" fo:font-size="40pt" style:text-underline-style="solid" style:text-underline-width="auto" style:text-underline-color="font-color" fo:font-weight="bold" officeooo:rsid="01dae4f4" style:font-name-asian="Noto Serif CJK SC" style:font-size-asian="40pt" style:font-weight-asian="bold" style:font-name-complex="Lohit Devanagari" style:font-size-complex="40pt" style:font-weight-complex="bold"/>
    </style:style>
    <style:style style:name="T62" style:family="text">
      <style:text-properties style:font-name="DejaVu Sans" fo:language="fr" fo:country="FR" style:text-underline-style="none" fo:font-weight="bold" officeooo:rsid="00fc82d5" style:font-weight-asian="bold" style:font-weight-complex="bold"/>
    </style:style>
    <style:style style:name="T63" style:family="text">
      <style:text-properties style:font-name="DejaVu Sans" fo:language="fr" fo:country="FR" style:text-underline-style="none" fo:font-weight="bold" officeooo:rsid="01dcc14d" style:font-name-asian="Noto Serif CJK SC" style:font-weight-asian="bold" style:font-name-complex="Lohit Devanagari" style:font-weight-complex="bold"/>
    </style:style>
    <style:style style:name="T64" style:family="text">
      <style:text-properties style:font-name="DejaVu Sans" fo:font-size="28pt" style:font-size-asian="28pt" style:font-size-complex="28pt"/>
    </style:style>
    <style:style style:name="T65" style:family="text">
      <style:text-properties style:font-name="DejaVu Sans" fo:font-size="28pt" officeooo:rsid="01e5c0c0" style:font-size-asian="28pt" style:font-size-complex="28pt"/>
    </style:style>
    <style:style style:name="T66" style:family="text">
      <style:text-properties style:font-name="DejaVu Sans" fo:font-size="20pt" fo:language="fr" fo:country="FR" style:text-underline-style="none" fo:font-weight="bold" officeooo:rsid="00fc82d5" style:font-size-asian="20pt" style:font-weight-asian="bold" style:font-size-complex="20pt" style:font-weight-complex="bold"/>
    </style:style>
    <style:style style:name="T67" style:family="text">
      <style:text-properties style:font-name="DejaVu Sans" fo:font-size="20pt" fo:language="fr" fo:country="FR" style:text-underline-style="none" fo:font-weight="bold" officeooo:rsid="020fd364" style:font-name-asian="Noto Serif CJK SC" style:font-size-asian="20pt" style:font-weight-asian="bold" style:font-name-complex="Lohit Devanagari" style:font-size-complex="20pt" style:font-weight-complex="bold"/>
    </style:style>
    <style:style style:name="T68" style:family="text">
      <style:text-properties style:font-name="DejaVu Sans" fo:font-size="20pt" fo:language="fr" fo:country="FR" style:text-underline-style="none" fo:font-weight="bold" officeooo:rsid="0213c101" style:font-name-asian="Noto Serif CJK SC" style:font-size-asian="20pt" style:font-weight-asian="bold" style:font-name-complex="Lohit Devanagari" style:font-size-complex="20pt" style:font-weight-complex="bold"/>
    </style:style>
    <style:style style:name="T69" style:family="text">
      <style:text-properties style:font-name="DejaVu Sans" fo:font-size="20pt" fo:language="fr" fo:country="FR" style:text-underline-style="none" fo:font-weight="bold" officeooo:rsid="00fc82d5" style:font-name-asian="Noto Serif CJK SC" style:font-size-asian="20pt" style:font-weight-asian="bold" style:font-name-complex="Lohit Devanagari" style:font-size-complex="20pt" style:font-weight-complex="bold"/>
    </style:style>
    <style:style style:name="T70" style:family="text">
      <style:text-properties style:font-name="DejaVu Sans" fo:font-size="20pt" fo:language="fr" fo:country="FR" style:text-underline-style="none" fo:font-weight="bold" officeooo:rsid="021f5e0a" style:font-name-asian="Noto Serif CJK SC" style:font-size-asian="20pt" style:font-weight-asian="bold" style:font-name-complex="Lohit Devanagari" style:font-size-complex="20pt" style:font-weight-complex="bold"/>
    </style:style>
    <style:style style:name="T71" style:family="text">
      <style:text-properties style:font-name="DejaVu Sans" fo:font-size="20pt" fo:language="fr" fo:country="FR" style:text-underline-style="none" fo:font-weight="bold" officeooo:rsid="02249471" style:font-name-asian="Noto Serif CJK SC" style:font-size-asian="20pt" style:font-weight-asian="bold" style:font-name-complex="Lohit Devanagari" style:font-size-complex="20pt" style:font-weight-complex="bold"/>
    </style:style>
    <style:style style:name="T72" style:family="text">
      <style:text-properties fo:language="fr" fo:country="FR" style:text-underline-style="none"/>
    </style:style>
    <style:style style:name="T73" style:family="text">
      <style:text-properties fo:language="fr" fo:country="FR" style:text-underline-style="none" fo:font-weight="bold" officeooo:rsid="00fc82d5" style:font-weight-asian="bold" style:font-weight-complex="bold"/>
    </style:style>
    <style:style style:name="T74" style:family="text">
      <style:text-properties fo:language="fr" fo:country="FR" style:text-underline-style="none" fo:font-weight="bold" officeooo:rsid="01e53d89" style:font-name-asian="Noto Serif CJK SC" style:font-weight-asian="bold" style:font-name-complex="Lohit Devanagari" style:font-weight-complex="bold"/>
    </style:style>
    <style:style style:name="T75" style:family="text">
      <style:text-properties fo:language="fr" fo:country="FR" style:text-underline-style="none" fo:font-weight="bold" officeooo:rsid="020ad8a0" style:font-name-asian="Noto Serif CJK SC" style:font-weight-asian="bold" style:font-name-complex="Lohit Devanagari" style:font-weight-complex="bold"/>
    </style:style>
    <style:style style:name="T76" style:family="text">
      <style:text-properties fo:language="fr" fo:country="FR" style:text-underline-style="none" fo:font-weight="normal" style:font-weight-asian="normal" style:font-weight-complex="normal"/>
    </style:style>
    <style:style style:name="T77" style:family="text">
      <style:text-properties fo:language="fr" fo:country="FR" style:text-underline-style="none" fo:font-weight="normal" officeooo:rsid="00fcd06e" style:font-weight-asian="normal" style:font-weight-complex="normal"/>
    </style:style>
    <style:style style:name="T78" style:family="text">
      <style:text-properties fo:language="fr" fo:country="FR" style:text-underline-style="none" fo:font-weight="normal" officeooo:rsid="01e005c8" style:font-weight-asian="normal" style:font-weight-complex="normal"/>
    </style:style>
    <style:style style:name="T79" style:family="text">
      <style:text-properties fo:language="fr" fo:country="FR" style:text-underline-style="none" fo:font-weight="normal" officeooo:rsid="01e0ae1f" style:font-weight-asian="normal" style:font-weight-complex="normal"/>
    </style:style>
    <style:style style:name="T80" style:family="text">
      <style:text-properties fo:language="fr" fo:country="FR" style:text-underline-style="none" fo:font-weight="normal" officeooo:rsid="01e348be" style:font-weight-asian="normal" style:font-weight-complex="normal"/>
    </style:style>
    <style:style style:name="T81" style:family="text">
      <style:text-properties fo:language="fr" fo:country="FR" style:text-underline-style="none" fo:font-weight="normal" officeooo:rsid="01e89fbf" style:font-weight-asian="normal" style:font-weight-complex="normal"/>
    </style:style>
    <style:style style:name="T82" style:family="text">
      <style:text-properties fo:language="fr" fo:country="FR" style:text-underline-style="none" fo:font-weight="normal" officeooo:rsid="00fc82d5" style:font-name-asian="Noto Serif CJK SC" style:font-weight-asian="normal" style:font-name-complex="Lohit Devanagari" style:font-weight-complex="normal"/>
    </style:style>
    <style:style style:name="T83" style:family="text">
      <style:text-properties fo:language="fr" fo:country="FR" style:text-underline-style="none" fo:font-weight="normal" officeooo:rsid="0212c249" style:font-name-asian="Noto Serif CJK SC" style:font-weight-asian="normal" style:font-name-complex="Lohit Devanagari" style:font-weight-complex="normal"/>
    </style:style>
    <style:style style:name="T84" style:family="text">
      <style:text-properties fo:language="fr" fo:country="FR" style:text-underline-style="none" officeooo:rsid="00fc82d5"/>
    </style:style>
    <style:style style:name="T85" style:family="text">
      <style:text-properties fo:language="fr" fo:country="FR" style:text-underline-style="none" officeooo:rsid="01e98805"/>
    </style:style>
    <style:style style:name="T86" style:family="text">
      <style:text-properties fo:language="fr" fo:country="FR" style:text-underline-style="none" officeooo:rsid="01ec0486"/>
    </style:style>
    <style:style style:name="T87" style:family="text">
      <style:text-properties fo:language="fr" fo:country="FR" style:text-underline-style="none" officeooo:rsid="01ec78d1"/>
    </style:style>
    <style:style style:name="T88" style:family="text">
      <style:text-properties fo:language="fr" fo:country="FR" style:text-underline-style="none" officeooo:rsid="01eecca3"/>
    </style:style>
    <style:style style:name="T89" style:family="text">
      <style:text-properties fo:language="fr" fo:country="FR" style:text-underline-style="none" officeooo:rsid="01f0c9c4"/>
    </style:style>
    <style:style style:name="T90" style:family="text">
      <style:text-properties fo:language="fr" fo:country="FR" style:text-underline-style="none" officeooo:rsid="01f90ce1"/>
    </style:style>
    <style:style style:name="T91" style:family="text">
      <style:text-properties fo:language="fr" fo:country="FR" style:text-underline-style="none" officeooo:rsid="01f9aa9d"/>
    </style:style>
    <style:style style:name="T92" style:family="text">
      <style:text-properties fo:language="fr" fo:country="FR" style:text-underline-style="none" officeooo:rsid="01f9aa9f"/>
    </style:style>
    <style:style style:name="T93" style:family="text">
      <style:text-properties fo:language="fr" fo:country="FR" style:text-underline-style="none" officeooo:rsid="00fc82d5" style:font-name-asian="Noto Serif CJK SC" style:font-name-complex="Lohit Devanagari"/>
    </style:style>
    <style:style style:name="T94" style:family="text">
      <style:text-properties officeooo:rsid="01f90ce1"/>
    </style:style>
    <style:style style:name="T95" style:family="text">
      <style:text-properties officeooo:rsid="01fa68b2"/>
    </style:style>
    <style:style style:name="T96" style:family="text">
      <style:text-properties officeooo:rsid="01fbdb91"/>
    </style:style>
    <style:style style:name="T97" style:family="text">
      <style:text-properties officeooo:rsid="01fda1b1"/>
    </style:style>
    <style:style style:name="T98" style:family="text">
      <style:text-properties officeooo:rsid="01fdbb06"/>
    </style:style>
    <style:style style:name="T99" style:family="text">
      <style:text-properties officeooo:rsid="01fde05b"/>
    </style:style>
    <style:style style:name="T100" style:family="text">
      <style:text-properties officeooo:rsid="01fecdf3"/>
    </style:style>
    <style:style style:name="T101" style:family="text">
      <style:text-properties officeooo:rsid="02020cf8"/>
    </style:style>
    <style:style style:name="T102" style:family="text">
      <style:text-properties fo:font-size="14pt" fo:font-weight="normal" style:font-size-asian="12.25pt" style:font-weight-asian="normal" style:font-size-complex="14pt" style:font-weight-complex="normal"/>
    </style:style>
    <style:style style:name="T103" style:family="text">
      <style:text-properties fo:font-size="14pt" fo:font-weight="normal" officeooo:rsid="0215390f" style:font-size-asian="12.25pt" style:font-weight-asian="normal" style:font-size-complex="14pt" style:font-weight-complex="normal"/>
    </style:style>
    <style:style style:name="T104" style:family="text">
      <style:text-properties fo:font-size="28pt" fo:language="fr" fo:country="FR" style:text-underline-style="none" officeooo:rsid="01e5c0c0" style:font-name-asian="Noto Serif CJK SC" style:font-size-asian="28pt" style:font-name-complex="Lohit Devanagari" style:font-size-complex="28pt"/>
    </style:style>
    <style:style style:name="T105" style:family="text">
      <style:text-properties fo:font-size="28pt" fo:language="fr" fo:country="FR" style:text-underline-style="none" officeooo:rsid="0212c249" style:font-name-asian="Noto Serif CJK SC" style:font-size-asian="28pt" style:font-name-complex="Lohit Devanagari" style:font-size-complex="28pt"/>
    </style:style>
    <style:style style:name="T106" style:family="text">
      <style:text-properties fo:font-size="28pt" fo:language="fr" fo:country="FR" style:text-underline-style="none" officeooo:rsid="02165fcd" style:font-name-asian="Noto Serif CJK SC" style:font-size-asian="28pt" style:font-name-complex="Lohit Devanagari" style:font-size-complex="28pt"/>
    </style:style>
    <style:style style:name="T107" style:family="text">
      <style:text-properties fo:font-size="28pt" fo:language="fr" fo:country="FR" style:text-underline-style="none" officeooo:rsid="02241c51" style:font-name-asian="Noto Serif CJK SC" style:font-size-asian="28pt" style:font-name-complex="Lohit Devanagari" style:font-size-complex="28pt"/>
    </style:style>
    <style:style style:name="T108" style:family="text">
      <style:text-properties officeooo:rsid="0213c8e0"/>
    </style:style>
    <style:style style:name="T109" style:family="text">
      <style:text-properties fo:font-weight="normal" officeooo:rsid="021f6e93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Master Informatique <text:s text:c="3"/><text:tab/><text:tab/>Université Gustave-Eiffel</text:h>
      <text:p text:style-name="P26">Première année</text:p>
      <text:h text:style-name="P1" text:outline-level="2"/>
      <text:p text:style-name="P24"/>
      <text:h text:style-name="P1" text:outline-level="2"/>
      <text:p text:style-name="Title"><text:span text:style-name="T60">Compte-rendu </text:span><text:span text:style-name="T61">PROJET</text:span></text:p>
      <text:h text:style-name="P73" text:outline-level="3"/>
      <text:h text:style-name="P74" text:outline-level="3">C++</text:h>
      <text:p text:style-name="P27"/>
      <text:p text:style-name="P22">...</text:p>
      <text:p text:style-name="P28"/>
      <text:p text:style-name="P25"/>
      <text:p text:style-name="P25"/>
      <text:p text:style-name="P25"/>
      <text:p text:style-name="P19"/>
      <text:p text:style-name="P20"/>
      <text:p text:style-name="P10">Jolan OSTER – 197451 <text:s text:c="41"/>2021/2021</text:p>
      <text:p text:style-name="P21"><text:span text:style-name="T58">Groupe Apprenti <text:s text:c="18"/></text:span><text:span text:style-name="T59"><text:tab/><text:tab/><text:tab/><text:tab/>...</text:span></text:p>
      <text:h text:style-name="P77" text:outline-level="1"><text:span text:style-name="Strong_20_Emphasis"><text:span text:style-name="T65">SEMAINE - </text:span></text:span><text:span text:style-name="Strong_20_Emphasis"><text:span text:style-name="T64">TASK_0</text:span></text:span></text:h>
      <text:h text:style-name="P6" text:outline-level="2"><text:bookmark text:name="page3R_mcid5"/><text:span text:style-name="T62">Exercice </text:span><text:span text:style-name="T63">A</text:span><text:span text:style-name="T62">. Exécution</text:span></text:h>
      <text:p text:style-name="P11"/>
      <text:p text:style-name="P15"><text:span text:style-name="T77">C →</text:span><text:span text:style-name="T76"> Appelle un avion</text:span></text:p>
      <text:p text:style-name="P12">F → Plein écran</text:p>
      <text:p text:style-name="P15"><text:span text:style-name="T76">X, </text:span><text:span text:style-name="T81">Q</text:span><text:span text:style-name="T76"> → Ferme le programme</text:span></text:p>
      <text:p text:style-name="P12"/>
      <text:p text:style-name="P18"><text:span text:style-name="T76">L’avion atterrit </text:span><text:span text:style-name="T80">à</text:span><text:span text:style-name="T76"> l’aéroport, ce gars, redécolle, fait un tour dans le ciel avant de recommencer.</text:span></text:p>
      <text:p text:style-name="P12"/>
      <text:p text:style-name="P17"><text:span text:style-name="T76">Affichage lors du parcours de la boucle </text:span><text:span text:style-name="T79">d’un avion</text:span><text:span text:style-name="T76"> :</text:span></text:p>
      <text:p text:style-name="P23"><text:span text:style-name="T2">&lt;ID Avion&gt;</text:span><text:span text:style-name="T3"> is now landing...</text:span></text:p>
      <text:p text:style-name="P16"><text:span text:style-name="T76">now servicing </text:span><text:span text:style-name="T78">&lt;ID Avion&gt;</text:span><text:span text:style-name="T76">...</text:span></text:p>
      <text:p text:style-name="P16"><text:span text:style-name="T76">done servicing </text:span><text:span text:style-name="T78">&lt;ID Avion&gt;</text:span></text:p>
      <text:p text:style-name="P16"><text:span text:style-name="T78">&lt;ID Avion&gt;</text:span><text:span text:style-name="T76"> lift off</text:span></text:p>
      <text:p text:style-name="P13"/>
      <text:p text:style-name="P14">Quand plusieurs avions ce suivent, les 3 premier avion commence à atterrir alors que les suivants attendent en faisant des tours jusqu’à ce que les avions décolle pour laisser leur place.</text:p>
      <text:p text:style-name="P14"/>
      <text:h text:style-name="P3" text:outline-level="2"><text:span text:style-name="T73">Exercice </text:span><text:span text:style-name="T74">B</text:span><text:span text:style-name="T73">. Exécution</text:span></text:h>
      <text:p text:style-name="P35"/>
      <text:p text:style-name="P29"><text:span text:style-name="T84">A </text:span><text:span text:style-name="T72">partir </text:span><text:span text:style-name="T85">sur la racine, on peut observer plusieurs classes et structure :</text:span></text:p>
      <text:p text:style-name="P31"><text:span text:style-name="T85">- Aircraft → représente tous les comportements </text:span><text:span text:style-name="T87">et </text:span><text:span text:style-name="T86">affichage</text:span><text:span text:style-name="T90">s</text:span><text:span text:style-name="T87"> </text:span><text:span text:style-name="T85">possible d’un avion.</text:span></text:p>
      <text:p text:style-name="P36">- AircraftType → représente toutes les possibilités <text:span text:style-name="T94">de </text:span>types d’avion possible.</text:p>
      <text:p text:style-name="P31"><text:span text:style-name="T85">- Airport → représente tous les comportements </text:span><text:span text:style-name="T87">et </text:span><text:span text:style-name="T86">affichage</text:span><text:span text:style-name="T91">s</text:span><text:span text:style-name="T86"> </text:span><text:span text:style-name="T85">possible d’un aéroport.</text:span></text:p>
      <text:p text:style-name="P37">- AirportType → représente toutes les possibilités sur les types d’ aéroport possible.</text:p>
      <text:p text:style-name="P30"><text:span text:style-name="T85">- </text:span><text:span text:style-name="T86">Point2D → </text:span><text:span text:style-name="T85">représente tous les comportements </text:span><text:span text:style-name="T87">et </text:span><text:span text:style-name="T86">affichage</text:span><text:span text:style-name="T92">s</text:span><text:span text:style-name="T86"> d’un point 2D.</text:span></text:p>
      <text:p text:style-name="P30"><text:soft-page-break/><text:span text:style-name="T85">- </text:span><text:span text:style-name="T86">Point3D → </text:span><text:span text:style-name="T85">représente tous les comportements </text:span><text:span text:style-name="T87">et </text:span><text:span text:style-name="T86">affichage</text:span><text:span text:style-name="T92">s</text:span><text:span text:style-name="T86"> d’un point 3D.</text:span></text:p>
      <text:p text:style-name="P38">- <text:span text:style-name="T95">Runway → représente une piste d’atterrissage par rapport à des points 3D.</text:span></text:p>
      <text:p text:style-name="P38">- <text:span text:style-name="T96">Terminal → représente le lieu de débarquement d’un avion ainsi que les actions depuis l’arrivé d’un avion jusqu’à son départ.</text:span></text:p>
      <text:p text:style-name="P38">- <text:span text:style-name="T97">TowerSimulation → représente l’interface utilisateur pour le jeu, avec les détections de touche </text:span><text:span text:style-name="T98">et les actions rattaché, ainsi que l’</text:span><text:span text:style-name="T97">affichage d’information sur le terminal.</text:span></text:p>
      <text:p text:style-name="P38">- <text:span text:style-name="T99">Tower → représente le comportement d’un avion pour l’approche d’un aéroport. Toutes les actions que doivent effectué un avion de son arrivé jusqu’à son départ.</text:span></text:p>
      <text:p text:style-name="P38">- <text:span text:style-name="T100">Displayable → </text:span><text:span text:style-name="T101">représente la profondeur sur le plan 3D</text:span></text:p>
      <text:p text:style-name="P49"><text:span text:style-name="T8">- </text:span><text:span text:style-name="T10">DynamicObject → </text:span><text:span text:style-name="T11">représente le stockage des objets du jeu</text:span><text:span text:style-name="T12">.</text:span></text:p>
      <text:p text:style-name="P39">- <text:span text:style-name="T100">Texture2D → représente l’affichage d’un objet grace a une image et a ses caractéristiques.</text:span></text:p>
      <text:p text:style-name="P38"/>
      <text:p text:style-name="P38">….</text:p>
      <text:p text:style-name="P38"/>
      <text:h text:style-name="P4" text:outline-level="2"><text:span text:style-name="T73">Exercice </text:span><text:span text:style-name="T75">C</text:span><text:span text:style-name="T73">. Exécution</text:span></text:h>
      <text:p text:style-name="P32"/>
      <text:p text:style-name="P34"><text:span text:style-name="T73">1-</text:span><text:span text:style-name="T84"> </text:span><text:span text:style-name="T72">Dans le fichier « aircraft_types.hpp », dans la méthode « init_aircraft_types », chaque ligne est une déclaration d’un nouvelle avion et la deuxième valeur est le nombre max de vitesse possible.</text:span><text:span text:style-name="T88"><text:line-break/>La vitesse du concorde passe de </text:span><text:span text:style-name="T89">0</text:span><text:span text:style-name="T88">.05 </text:span><text:span text:style-name="T89">à</text:span><text:span text:style-name="T88"> </text:span><text:span text:style-name="T89">0</text:span><text:span text:style-name="T88">.1.</text:span></text:p>
      <text:p text:style-name="P40"/>
      <text:p text:style-name="P50"><text:span text:style-name="T41">2-</text:span><text:span text:style-name="T4"> </text:span><text:span text:style-name="T6">Dans le fichier « opengl_interface.hpp » il y a une variable </text:span><text:span text:style-name="T5">« ticks_per_sec » </text:span><text:span text:style-name="T6">qui représente les images afficher par seconde et donc le </text:span><text:span text:style-name="T5">framerate.<text:line-break/>La variable « ticks_per_sec » est utilisé dans le dénominateur d’un division pour le calcul du framerate, si on essaie de mettre pause en </text:span><text:soft-page-break/><text:span text:style-name="T5">mettant  ticks_per_sec » à 0 il y aura donc une division par 0 et donc une erreur.<text:line-break/></text:span><text:span text:style-name="T7">Pour mettre en pause sans variable globale, il faut créer une variable globale « pause » a l’intérieur du fichier </text:span><text:span text:style-name="T6">« opengl_interface.hpp » </text:span><text:span text:style-name="T7">avant de l’utiliser dans le fichier </text:span><text:span text:style-name="T6">« opengl_interface.</text:span><text:span text:style-name="T7">c</text:span><text:span text:style-name="T6">pp » </text:span><text:span text:style-name="T7">dans la fonction « timer » pour bloquer la boucle.</text:span></text:p>
      <text:p text:style-name="P51"><text:span text:style-name="T42">3- </text:span><text:span text:style-name="T6">Dans le fichier «</text:span><text:span text:style-name="T9">config.hpp » c’est la variable « SERIVCE_CYCLES » qui est utilisé pour le temps</text:span><text:span text:style-name="T1"> de débarquement des avions.</text:span></text:p>
      <text:p text:style-name="P41"/>
      <text:p text:style-name="P52"><text:span text:style-name="T43">4- </text:span><text:span text:style-name="T13">Un avion doit être supprimé quand il a terminé son atterrissage et qu’il est repartie. Dans la méthode « get_instructions », on peut observer un « return get_circle() » à un certaine endroit, il faut donc modifier cette endroit. </text:span></text:p>
      <text:p text:style-name="P42">Cependant on peut pas supprimer un avion a ce moment la, il faut faire remonter l’information jusqu’à la boucle qui effectue les actions de chaque objet pour pouvoir les supprimer. </text:p>
      <text:p text:style-name="P43"/>
      <text:p text:style-name="P66"><text:span text:style-name="T55">5</text:span><text:span text:style-name="T56">-</text:span><text:span text:style-name="T15"> </text:span><text:span text:style-name="T14">Pour insérer </text:span><text:span text:style-name="T17">et supprimer</text:span><text:span text:style-name="T14"> automatiquement un avion on doit </text:span><text:span text:style-name="T16">faire l’insertion dans le constructeur et la suppression dans le destructeur.</text:span></text:p>
      <text:p text:style-name="P44"/>
      <text:p text:style-name="P67"><text:span text:style-name="T57">6</text:span><text:span text:style-name="T56">-</text:span><text:span text:style-name="T15"> </text:span><text:span text:style-name="T18">Pour pouvoir remplacer le « Vector » pour quelque chose de plus efficace a la recherche d’éléments enregistré, il est préférable d’utiliser une « Map ».<text:line-break/>Cela permet d’avoir une complexité de recherche optimisé et de ce passer de la fonction de recherche par itérator.</text:span></text:p>
      <text:p text:style-name="P45"/>
      <text:h text:style-name="P7" text:outline-level="2"><text:span text:style-name="T66">Exercice </text:span><text:span text:style-name="T67">D</text:span><text:span text:style-name="T66">. </text:span><text:span text:style-name="T67">Théorie</text:span></text:h>
      <text:p text:style-name="P33"/>
      <text:p text:style-name="P47"><text:span text:style-name="T93">1-</text:span><text:span text:style-name="T82"> </text:span><text:span text:style-name="T83">Le stockage </text:span></text:p>
      <text:p text:style-name="P75"><text:span text:style-name="Strong_20_Emphasis"><text:span text:style-name="T104">... - </text:span></text:span><text:span text:style-name="Strong_20_Emphasis"><text:span text:style-name="T105">TASK_</text:span></text:span><text:span text:style-name="Strong_20_Emphasis"><text:span text:style-name="T106">1</text:span></text:span></text:p>
      <text:h text:style-name="P5" text:outline-level="2"><text:span text:style-name="Strong_20_Emphasis"><text:span text:style-name="T108">Analyse de la gestion des avions</text:span></text:span></text:h>
      <text:p text:style-name="P48"><text:span text:style-name="Strong_20_Emphasis"><text:span text:style-name="T102"/></text:span></text:p>
      <text:p text:style-name="P48"><text:span text:style-name="Strong_20_Emphasis"><text:span text:style-name="T102">… </text:span></text:span><text:span text:style-name="Strong_20_Emphasis"><text:span text:style-name="T103">(c pas possible)</text:span></text:span></text:p>
      <text:p text:style-name="P48"><text:span text:style-name="Strong_20_Emphasis"><text:span text:style-name="T102"/></text:span></text:p>
      <text:h text:style-name="P8" text:outline-level="2"><text:span text:style-name="Strong_20_Emphasis"><text:span text:style-name="T68">Objectif</text:span></text:span><text:span text:style-name="Strong_20_Emphasis"><text:span text:style-name="T69"> </text:span></text:span><text:span text:style-name="Strong_20_Emphasis"><text:span text:style-name="T68">1</text:span></text:span><text:span text:style-name="Strong_20_Emphasis"><text:span text:style-name="T69">. </text:span></text:span><text:span text:style-name="Strong_20_Emphasis"><text:span text:style-name="T68">Référencement des avions</text:span></text:span></text:h>
      <text:p text:style-name="P53"><text:span text:style-name="Strong_20_Emphasis"><text:span text:style-name="T44"/></text:span></text:p>
      <text:p text:style-name="P53"><text:span text:style-name="Strong_20_Emphasis"><text:span text:style-name="T44">A – Choisir l’architecture</text:span></text:span></text:p>
      <text:p text:style-name="P54"><text:span text:style-name="Strong_20_Emphasis"><text:span text:style-name="T19">Pour référencer les avions présent il faut donc avoir une nouvelle classe qui puisse gérer ce genre d’information.</text:span></text:span></text:p>
      <text:p text:style-name="P54"><text:span text:style-name="Strong_20_Emphasis"><text:span text:style-name="T19">Cependant il faut choisir entre : Créer une nouvelle classe ou intégrer cette capacité a une classe existante.</text:span></text:span></text:p>
      <text:p text:style-name="P54"><text:span text:style-name="Strong_20_Emphasis"><text:span text:style-name="T19">Il serait préférable de créer une nouvelle classe par soucie d’organisation. </text:span></text:span><text:span text:style-name="Strong_20_Emphasis"><text:span text:style-name="T20">Chaque classe possède son propre objectif, il faut donc éviter d’intégrer de nouvelles capacités aux classes déjà existantes, dans le bute d’avoir des classes claire et bien organisé.</text:span></text:span></text:p>
      <text:p text:style-name="P54"><text:span text:style-name="Strong_20_Emphasis"><text:span text:style-name="T20"/></text:span></text:p>
      <text:p text:style-name="P55"><text:span text:style-name="Strong_20_Emphasis"><text:span text:style-name="T45">B</text:span></text:span><text:span text:style-name="Strong_20_Emphasis"><text:span text:style-name="T44"> – Déterminer le propriétaire de chaque avion</text:span></text:span></text:p>
      <text:p text:style-name="P68"><text:span text:style-name="Strong_20_Emphasis"><text:span text:style-name="T46">1-</text:span></text:span><text:span text:style-name="Strong_20_Emphasis"><text:span text:style-name="T21"> Quand une avion doit être détruit, l’information remonte jusqu’au fichier « opengl_interface.cpp », qui fait la demande de suppression auprès des différentes listes de stockages. </text:span></text:span></text:p>
      <text:p text:style-name="P69"><text:span text:style-name="Strong_20_Emphasis"><text:span text:style-name="T47">2-</text:span></text:span><text:span text:style-name="Strong_20_Emphasis"><text:span text:style-name="T22"> La classe « Displayable » et « DynamicObject » possèdes tous deux une liste qui </text:span></text:span><text:span text:style-name="Strong_20_Emphasis"><text:span text:style-name="T23">peuvent stocker</text:span></text:span><text:span text:style-name="Strong_20_Emphasis"><text:span text:style-name="T22"> un avion qui doit être supprimer au moment ou l’on décide qu’il faut en supprimer un.</text:span></text:span></text:p>
      <text:p text:style-name="P70"><text:span text:style-name="Strong_20_Emphasis"><text:span text:style-name="T48">3- </text:span></text:span><text:span text:style-name="Strong_20_Emphasis"><text:span text:style-name="T24">Pour supprimer la référence de l’avion, on utilise l’itérateur qui parcours les objets déplacer pour le retirer de la « move_queue ». Puis on supprime l’itérateur qui utilisera le destructeur de la classe « Displayable » pour pouvoir recréer un itérateur capable d’être utilisé pour supprimer l’objet de la « display_queue ».</text:span></text:span></text:p>
      <text:p text:style-name="P71"><text:soft-page-break/><text:span text:style-name="Strong_20_Emphasis"><text:span text:style-name="T49">4-</text:span></text:span><text:span text:style-name="Strong_20_Emphasis"><text:span text:style-name="T25"> Il n’est pas très judicieux d’essayer de faire la même chose pour « AircraftManager », </text:span></text:span><text:span text:style-name="Strong_20_Emphasis"><text:span text:style-name="T26">cela va dupliquer la recherche des informations concernant les avions (parcourir deux fois une liste similaire).</text:span></text:span></text:p>
      <text:p text:style-name="P71"><text:span text:style-name="Strong_20_Emphasis"><text:span text:style-name="T26"/></text:span></text:p>
      <text:p text:style-name="P56"><text:span text:style-name="Strong_20_Emphasis"><text:span text:style-name="T44">C – C'est parti !</text:span></text:span></text:p>
      <text:p text:style-name="P56"><text:span text:style-name="Strong_20_Emphasis"><text:span text:style-name="T27">Pour stocker les avions, il faut donc utiliser un </text:span></text:span><text:span text:style-name="Strong_20_Emphasis"><text:span text:style-name="T30">vector</text:span></text:span><text:span text:style-name="Strong_20_Emphasis"><text:span text:style-name="T27"> d</text:span></text:span><text:span text:style-name="Strong_20_Emphasis"><text:span text:style-name="T28">e </text:span></text:span><text:span text:style-name="Strong_20_Emphasis"><text:span text:style-name="T30">Aircraft</text:span></text:span><text:span text:style-name="Strong_20_Emphasis"><text:span text:style-name="T28">. </text:span></text:span></text:p>
      <text:p text:style-name="P57"><text:span text:style-name="Strong_20_Emphasis"><text:span text:style-name="T28">L’idée est de remplacer tous les avions de la move_queue, par un unique objet « </text:span></text:span><text:span text:style-name="Strong_20_Emphasis"><text:span text:style-name="T25">AircraftManager</text:span></text:span><text:span text:style-name="Strong_20_Emphasis"><text:span text:style-name="T28"> » qui fera donc le travail de move tous les avions qu’il possède au moment ou on lui demande de le move. </text:span></text:span></text:p>
      <text:p text:style-name="P57"><text:span text:style-name="Strong_20_Emphasis"><text:span text:style-name="T28">Le aircraft_manager sera initialiser comme un airport, </text:span></text:span><text:span text:style-name="Strong_20_Emphasis"><text:span text:style-name="T29">avec un création a nullptr ainsi qu’une véritable initialisation a l’aide d’une fonction faite pour avant d’être introduit dans la move_queue.</text:span></text:span></text:p>
      <text:p text:style-name="P58"><text:span text:style-name="Strong_20_Emphasis"><text:span text:style-name="T29">Pour finir, il faut utiliser une fonction d’insertion pour le </text:span></text:span><text:span text:style-name="Strong_20_Emphasis"><text:span text:style-name="T28">« </text:span></text:span><text:span text:style-name="Strong_20_Emphasis"><text:span text:style-name="T25">AircraftManager</text:span></text:span><text:span text:style-name="Strong_20_Emphasis"><text:span text:style-name="T28"> »</text:span></text:span><text:span text:style-name="Strong_20_Emphasis"><text:span text:style-name="T29"> a chaque que l’on créer un nouveau aicraft.</text:span></text:span></text:p>
      <text:p text:style-name="P58"><text:span text:style-name="Strong_20_Emphasis"><text:span text:style-name="T30">Pour faire en sorte que </text:span></text:span><text:span text:style-name="Strong_20_Emphasis"><text:span text:style-name="T28">« </text:span></text:span><text:span text:style-name="Strong_20_Emphasis"><text:span text:style-name="T25">AircraftManager</text:span></text:span><text:span text:style-name="Strong_20_Emphasis"><text:span text:style-name="T28"> » </text:span></text:span><text:span text:style-name="Strong_20_Emphasis"><text:span text:style-name="T30">soit l’unique possesseur différents avions, il faut utiliser des « unique_ptr ».</text:span></text:span></text:p>
      <text:p text:style-name="P58"><text:span text:style-name="Strong_20_Emphasis"><text:span text:style-name="T30"/></text:span></text:p>
      <text:h text:style-name="P78" text:outline-level="2"><text:span text:style-name="Strong_20_Emphasis"><text:span text:style-name="T68">Objectif</text:span></text:span><text:span text:style-name="Strong_20_Emphasis"><text:span text:style-name="T69"> </text:span></text:span><text:span text:style-name="Strong_20_Emphasis"><text:span text:style-name="T70">2</text:span></text:span><text:span text:style-name="Strong_20_Emphasis"><text:span text:style-name="T69">. </text:span></text:span><text:span text:style-name="Strong_20_Emphasis"><text:span text:style-name="T70">Usine à avions</text:span></text:span></text:h>
      <text:p text:style-name="P59"><text:span text:style-name="Strong_20_Emphasis"><text:span text:style-name="T44"/></text:span></text:p>
      <text:p text:style-name="P59"><text:span text:style-name="Strong_20_Emphasis"><text:span text:style-name="T44">A – </text:span></text:span><text:span text:style-name="Strong_20_Emphasis"><text:span text:style-name="T50">Création d’une factory</text:span></text:span></text:p>
      <text:p text:style-name="P46"><text:span text:style-name="Strong_20_Emphasis"><text:span text:style-name="T109">Après avoir créé une classe « AicraftFactory » il faut regrouper toutes les informations nécessaire a l’intérieur de cette classe. Les variables globale deviennent des champs privé, car ils ne sont pas nécessaire ailleurs.</text:span></text:span></text:p>
      <text:p text:style-name="P60"><text:span text:style-name="Strong_20_Emphasis"><text:span text:style-name="T31">La classe possède donc une méthode permettant de créer un avion sur commande, regroupant toutes les informations nécessaire avant d’envoyer un unique pointeur.</text:span></text:span></text:p>
      <text:p text:style-name="P61"><text:span text:style-name="Strong_20_Emphasis"><text:span text:style-name="T32">La classe « TowerSimulation » possédera une instance de « AicraftFactory » pour qu’elle puisse demander la création d’un nouvelle avion lorsque le joueur appuie sur la bonne touche.</text:span></text:span></text:p>
      <text:p text:style-name="P61"><text:span text:style-name="Strong_20_Emphasis"><text:span text:style-name="T32"/></text:span></text:p>
      <text:p text:style-name="P62"><text:soft-page-break/><text:span text:style-name="Strong_20_Emphasis"><text:span text:style-name="T51">B</text:span></text:span><text:span text:style-name="Strong_20_Emphasis"><text:span text:style-name="T44"> – </text:span></text:span><text:span text:style-name="Strong_20_Emphasis"><text:span text:style-name="T51">Conflits</text:span></text:span></text:p>
      <text:p text:style-name="P62"><text:span text:style-name="Strong_20_Emphasis"><text:span text:style-name="T33">Pour gérer ce problème, il faut ajouter un set dans les champs privé de la casse « AicraftFactory », qui liste tous les numéro de vol des <text:s/>avions créé par la classe. </text:span></text:span></text:p>
      <text:p text:style-name="P62"><text:span text:style-name="Strong_20_Emphasis"><text:span text:style-name="T33">Il faut aussi ajouter un do-while, qui boucle jusqu’à ce qu’un numéro de vol original soir créé </text:span></text:span><text:span text:style-name="Strong_20_Emphasis"><text:span text:style-name="T34">pour terminer la création d’un nouvelle avion.</text:span></text:span></text:p>
      <text:p text:style-name="P62"><text:span text:style-name="Strong_20_Emphasis"><text:span text:style-name="T39"/></text:span></text:p>
      <text:p text:style-name="P76"><text:span text:style-name="Strong_20_Emphasis"><text:span text:style-name="T104">... - </text:span></text:span><text:span text:style-name="Strong_20_Emphasis"><text:span text:style-name="T105">TASK_</text:span></text:span><text:span text:style-name="Strong_20_Emphasis"><text:span text:style-name="T107">2</text:span></text:span></text:p>
      <text:h text:style-name="P9" text:outline-level="2"><text:span text:style-name="Strong_20_Emphasis"><text:span text:style-name="T68">Objectif</text:span></text:span><text:span text:style-name="Strong_20_Emphasis"><text:span text:style-name="T69"> </text:span></text:span><text:span text:style-name="Strong_20_Emphasis"><text:span text:style-name="T68">1</text:span></text:span><text:span text:style-name="Strong_20_Emphasis"><text:span text:style-name="T69">. </text:span></text:span><text:span text:style-name="Strong_20_Emphasis"><text:span text:style-name="T71">Refactorisation de l’existant</text:span></text:span></text:h>
      <text:p text:style-name="P63"><text:span text:style-name="Strong_20_Emphasis"><text:span text:style-name="T44"/></text:span></text:p>
      <text:p text:style-name="P63"><text:span text:style-name="Strong_20_Emphasis"><text:span text:style-name="T44">A – </text:span></text:span><text:span text:style-name="Strong_20_Emphasis"><text:span text:style-name="T52">Structured Bindings</text:span></text:span></text:p>
      <text:p text:style-name="P64"><text:span text:style-name="Strong_20_Emphasis"><text:span text:style-name="T35">La strucutured binding adapté serait de remplacer la simple variable pair par « [key, value] » qui sépare déjà les deux valeur.</text:span></text:span></text:p>
      <text:p text:style-name="P64"><text:span text:style-name="Strong_20_Emphasis"><text:span text:style-name="T35"/></text:span></text:p>
      <text:p text:style-name="P65"><text:span text:style-name="Strong_20_Emphasis"><text:span text:style-name="T53">B</text:span></text:span><text:span text:style-name="Strong_20_Emphasis"><text:span text:style-name="T44"> – </text:span></text:span><text:span text:style-name="Strong_20_Emphasis"><text:span text:style-name="T53">Algorithmes divers</text:span></text:span></text:p>
      <text:p text:style-name="P72"><text:span text:style-name="Strong_20_Emphasis"><text:span text:style-name="T46">1-</text:span></text:span><text:span text:style-name="Strong_20_Emphasis"><text:span text:style-name="T21"> </text:span></text:span><text:span text:style-name="Strong_20_Emphasis"><text:span text:style-name="T36">Pour remplacer la boucle for par un « remove_if » il faut appliquer la méthode « move » pour tous les éléments du vector, chaque avion qui doit être supprimé a une méthode « move » qui renvoie true. A la fin du « remove_if » il faut supprimer tous les éléments entre la fin de la nouvelle liste et de l’ancienne, ce qui supprimer tous les éléments qui ont renvoyé true.</text:span></text:span></text:p>
      <text:p text:style-name="P84"><text:span text:style-name="Strong_20_Emphasis"><text:span text:style-name="T47">2-</text:span></text:span><text:span text:style-name="Strong_20_Emphasis"><text:span text:style-name="T22"> </text:span></text:span><text:span text:style-name="Strong_20_Emphasis"><text:span text:style-name="T37">Pour avoir le nombres d’avions en fonction de leur type d’airlines, il faut plusieurs choses : que AicraftFactory donne les string par rapport aux id (1, 2, 3..) et que AicraftManager donne le nombre rapport au string précédent.<text:line-break/>Pour arriver a les compter de manière efficace, on utilise la fonction « </text:span></text:span><text:span text:style-name="Strong_20_Emphasis"><text:span text:style-name="T38">count_if » qui compte le nombre d’occurrence qui passe le test donné en paramètre. Le test en question étant un « compare » du début du numéro de vol et du type recherché.</text:span></text:span></text:p>
      <text:p text:style-name="P84"><text:span text:style-name="Strong_20_Emphasis"><text:span text:style-name="T38"/></text:span></text:p>
      <text:p text:style-name="P81"><text:span text:style-name="Strong_20_Emphasis"><text:span text:style-name="T44">C – </text:span></text:span><text:span text:style-name="Strong_20_Emphasis"><text:span text:style-name="T54">Relooking de Point3D</text:span></text:span></text:p>
      <text:p text:style-name="P81"><text:span text:style-name="Strong_20_Emphasis"><text:span text:style-name="T39">Après avoir remplacer le tableau par un « std::array », on peut utiliser les fonction « std::transform » qui appliquera une fonction fonction des paramètre donné.<text:line-break/>Chaque Méthode a remplacé aura donc une utilisation unique de cette fonction.</text:span></text:span></text:p>
      <text:p text:style-name="P81"><text:span text:style-name="Strong_20_Emphasis"><text:span text:style-name="T39"/></text:span></text:p>
      <text:h text:style-name="P79" text:outline-level="2"><text:soft-page-break/><text:span text:style-name="Strong_20_Emphasis"><text:span text:style-name="T68">Objectif</text:span></text:span><text:span text:style-name="Strong_20_Emphasis"><text:span text:style-name="T69"> </text:span></text:span><text:span text:style-name="Strong_20_Emphasis"><text:span text:style-name="T71">2. Rupture de kérosène</text:span></text:span></text:h>
      <text:p text:style-name="P82"><text:span text:style-name="Strong_20_Emphasis"><text:span text:style-name="T44"/></text:span></text:p>
      <text:p text:style-name="P82"><text:span text:style-name="Strong_20_Emphasis"><text:span text:style-name="T44">A – </text:span></text:span><text:span text:style-name="Strong_20_Emphasis"><text:span text:style-name="T52">Consommation d'essence</text:span></text:span></text:p>
      <text:p text:style-name="P83"><text:span text:style-name="Strong_20_Emphasis"><text:span text:style-name="T40">Pour utiliser correctement les bornes utilisé pour la valeur aléatoire de l’essence, il faut en faire des variables globale qui ce situe dans le fichier « config.cpp ». Une fois la variable correspondant a la quantité d’essence initialisé dans le constructeur, il faut l’utiliser dans la fonction « move » de l’aircraft. Retournant la valeur « true » si jamais il n’y a plus d’essence pour pouvoir supprimer l’avion (c’est la même stratégie quand un avion a terminer son chemin)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style:font-name="DejaVu Sans" fo:font-family="'DejaVu Sans'" style:font-family-generic="swiss" style:font-pitch="variable" fo:font-size="6pt" style:font-size-asian="6pt" style:font-size-complex="6pt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3T16:09:44.179347972</meta:creation-date>
    <dc:date>2022-04-14T21:17:04.924639551</dc:date>
    <meta:editing-duration>P21DT6H38M25S</meta:editing-duration>
    <meta:editing-cycles>494</meta:editing-cycles>
    <meta:generator>LibreOffice/6.4.7.2$Linux_X86_64 LibreOffice_project/40$Build-2</meta:generator>
    <meta:document-statistic meta:table-count="0" meta:image-count="0" meta:object-count="0" meta:page-count="9" meta:paragraph-count="84" meta:word-count="1487" meta:character-count="9008" meta:non-whitespace-character-count="7518"/>
  </office:meta>
</office:document-meta>
</file>